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20000005974DA9C9389520CB9.png" manifest:media-type="image/png"/>
  <manifest:file-entry manifest:full-path="Pictures/100002010000012000000200B4DC9D2477ED89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5cm" fo:min-width="2.4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Symmetric_20_Arrow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5cm" fo:min-width="2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MU Classical Serif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CMU Classical Serif" fo:font-size="14pt" style:font-size-asian="14pt" style:font-size-complex="14pt"/>
    </style:style>
    <style:style style:name="P6" style:family="paragraph">
      <style:text-properties style:font-name="CMU Classical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loext:graphic-properties draw:fill="none" draw:fill-color="#ffffff"/>
      <style:text-properties style:font-name="CMU Classical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>
      <style:text-properties style:font-name="CMU Serif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Classical Serif" fo:font-size="14pt" style:font-size-asian="14pt" style:font-size-complex="14pt"/>
    </style:style>
    <style:style style:name="T2" style:family="text">
      <style:text-properties style:text-position="0% 100%" style:font-name="CMU Classical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position="-33% 58%" style:font-name="CMU Classical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2.9cm" svg:height="2.3cm" svg:x="4.4cm" svg:y="5.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0.6cm" svg:height="1.068cm" svg:x="2.3cm" svg:y="6.5cm">
          <draw:image xlink:href="Pictures/100002010000012000000200B4DC9D2477ED8924.png" xlink:type="simple" xlink:show="embed" xlink:actuate="onLoad">
            <text:p/>
          </draw:image>
        </draw:frame>
        <draw:line draw:style-name="gr3" draw:text-style-name="P3" draw:layer="layout" svg:x1="4.9cm" svg:y1="7.9cm" svg:x2="7cm" svg:y2="7.9cm">
          <text:p/>
        </draw:line>
        <draw:line draw:style-name="gr3" draw:text-style-name="P3" draw:layer="layout" svg:x1="4.9cm" svg:y1="7.9cm" svg:x2="4.9cm" svg:y2="6.1cm">
          <text:p/>
        </draw:line>
        <draw:path draw:style-name="gr4" draw:text-style-name="P3" draw:layer="layout" svg:width="1.653cm" svg:height="1.184cm" draw:transform="skewX (-0.0673697091269812) rotate (-1.06342911324015) translate (5.99649176271178cm 5.95460018883937cm)" svg:viewBox="0 0 1654 1185" svg:d="M0 1185c654 0 769-186 769-186l519-832 58-93 308-74">
          <text:p/>
        </draw:path>
        <draw:custom-shape draw:style-name="gr1" draw:text-style-name="P1" xml:id="id3" draw:id="id3" draw:layer="layout" svg:width="2.9cm" svg:height="2.3cm" svg:x="9.3cm" svg:y="5.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8cm" svg:y1="7.9cm" svg:x2="11.9cm" svg:y2="7.9cm">
          <text:p/>
        </draw:line>
        <draw:line draw:style-name="gr3" draw:text-style-name="P3" draw:layer="layout" svg:x1="9.8cm" svg:y1="7.9cm" svg:x2="9.8cm" svg:y2="6.1cm">
          <text:p/>
        </draw:line>
        <draw:path draw:style-name="gr4" draw:text-style-name="P3" draw:layer="layout" svg:width="1.623cm" svg:height="1.587cm" draw:transform="rotate (1.22207954224643) translate (9.78831100321677cm 7.75939267563576cm)" svg:viewBox="0 0 1624 1588" svg:d="M0 119c1170 0 1700-299 1615 51-86 350-974 1418-974 1418">
          <text:p/>
        </draw:path>
        <draw:connector draw:style-name="gr5" draw:text-style-name="P3" draw:layer="layout" draw:type="line" svg:x1="2.9cm" svg:y1="7.034cm" svg:x2="4.4cm" svg:y2="7.05cm" draw:start-shape="id1" draw:start-glue-point="1" draw:end-shape="id2" draw:end-glue-point="3" svg:d="M2900 7034l1500 16" svg:viewBox="0 0 1501 17">
          <text:p/>
        </draw:connector>
        <draw:connector draw:style-name="gr5" draw:text-style-name="P3" draw:layer="layout" draw:type="line" svg:x1="7.3cm" svg:y1="7.05cm" svg:x2="9.3cm" svg:y2="7.05cm" draw:start-shape="id2" draw:start-glue-point="1" draw:end-shape="id3" draw:end-glue-point="3" svg:d="M7300 7050h2000" svg:viewBox="0 0 2001 1">
          <text:p/>
        </draw:connector>
        <draw:custom-shape draw:style-name="gr6" draw:text-style-name="P1" xml:id="id4" draw:id="id4" draw:layer="layout" svg:width="2.9cm" svg:height="2.3cm" svg:x="14cm" svg:y="5.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48cm" svg:height="0.9cm" svg:x="14.3cm" svg:y="6.7cm">
          <draw:image xlink:href="Pictures/10000000000000F20000005974DA9C9389520CB9.png" xlink:type="simple" xlink:show="embed" xlink:actuate="onLoad">
            <text:p/>
          </draw:image>
        </draw:frame>
        <draw:connector draw:style-name="gr7" draw:text-style-name="P3" draw:layer="layout" draw:type="line" svg:x1="12.2cm" svg:y1="7.05cm" svg:x2="14cm" svg:y2="7.05cm" draw:start-shape="id3" draw:start-glue-point="1" draw:end-shape="id4" draw:end-glue-point="3" svg:d="M12200 7050h1800" svg:viewBox="0 0 1801 1">
          <text:p/>
        </draw:connector>
        <draw:connector draw:style-name="gr5" draw:text-style-name="P3" draw:layer="layout" draw:type="line" svg:x1="16.9cm" svg:y1="7.05cm" svg:x2="18.141cm" svg:y2="7.048cm" draw:start-shape="id4" draw:start-glue-point="1" svg:d="M16900 7050l1241-2" svg:viewBox="0 0 1242 3">
          <text:p/>
        </draw:connector>
        <draw:frame draw:style-name="gr8" draw:text-style-name="P5" draw:layer="layout" svg:width="1.6cm" svg:height="1.4cm" svg:x="18.1cm" svg:y="6.6cm">
          <draw:text-box>
            <text:p text:style-name="P4"><text:span text:style-name="T1">SPL</text:span></text:p>
          </draw:text-box>
        </draw:frame>
        <draw:frame draw:style-name="gr8" draw:text-style-name="P7" draw:layer="layout" svg:width="1.6cm" svg:height="1.4cm" svg:x="12.3cm" svg:y="6.1cm">
          <draw:text-box>
            <text:p text:style-name="P6"><text:span text:style-name="T2">x</text:span><text:span text:style-name="T3">A</text:span><text:span text:style-name="T2">[n]</text:span></text:p>
          </draw:text-box>
        </draw:frame>
        <draw:frame draw:style-name="gr8" draw:text-style-name="P7" draw:layer="layout" svg:width="1.6cm" svg:height="1.4cm" svg:x="2.8cm" svg:y="6cm">
          <draw:text-box>
            <text:p text:style-name="P6"><text:span text:style-name="T2">x</text:span><text:span text:style-name="T2">[n]</text:span></text:p>
          </draw:text-box>
        </draw:frame>
        <draw:frame draw:style-name="gr9" draw:text-style-name="P9" draw:layer="layout" svg:width="3.3cm" svg:height="1.199cm" svg:x="4.3cm" svg:y="5cm">
          <draw:text-box>
            <text:p text:style-name="P8"><text:span text:style-name="T4">Compensation</text:span></text:p>
          </draw:text-box>
        </draw:frame>
        <draw:frame draw:style-name="gr9" draw:text-style-name="P9" draw:layer="layout" svg:width="3.3cm" svg:height="1.199cm" svg:x="9.4cm" svg:y="5.001cm">
          <draw:text-box>
            <text:p text:style-name="P8"><text:span text:style-name="T4">A-weigthing</text:span></text:p>
          </draw:text-box>
        </draw:frame>
        <draw:frame draw:style-name="gr8" draw:text-style-name="P7" draw:layer="layout" svg:width="1.6cm" svg:height="1.4cm" svg:x="7.5cm" svg:y="6.1cm">
          <draw:text-box>
            <text:p text:style-name="P6"><text:span text:style-name="T2">x</text:span><text:span text:style-name="T3">C</text:span><text:span text:style-name="T2">[n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57:04.040916398</meta:creation-date>
    <dc:date>2020-02-27T14:22:58.459264224</dc:date>
    <meta:editing-duration>PT5M23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